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Ultrafine_20_Dashed"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3cm" fo:min-width="7.667cm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420e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Ultrafine_20_Dashed" svg:stroke-width="0.1cm" svg:stroke-color="#ff420e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3cm" fo:min-width="6.952cm"/>
    </style:style>
    <style:style style:name="gr1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9cm" fo:min-width="0.2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59cm" svg:height="0.832cm" svg:x="8.378cm" svg:y="16.3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55cm" svg:height="0.832cm" svg:x="10.092cm" svg:y="16.3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58cm" svg:height="0.832cm" svg:x="11.803cm" svg:y="16.31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67cm" svg:height="2.993cm" svg:x="5cm" svg:y="17.145cm">
          <draw:text-box>
            <text:p text:style-name="P2"><text:span text:style-name="T1">Pakete</text:span></text:p>
          </draw:text-box>
        </draw:frame>
        <draw:line draw:style-name="gr4" draw:text-style-name="P1" draw:layer="layout" svg:x1="7.569cm" svg:y1="15.311cm" svg:x2="13.859cm" svg:y2="15.311cm">
          <text:p/>
        </draw:line>
        <draw:custom-shape draw:style-name="gr5" draw:text-style-name="P1" draw:layer="layout" svg:width="5.135cm" svg:height="4.993cm" svg:x="16.123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858cm" svg:height="0.832cm" svg:x="16.123cm" svg:y="9.48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1" draw:layer="layout" svg:width="0.858cm" svg:height="0.832cm" svg:x="16.123cm" svg:y="8.654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1" draw:layer="layout" svg:width="0.856cm" svg:height="0.832cm" svg:x="16.981cm" svg:y="9.48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g>
          <draw:line draw:style-name="gr7" draw:text-style-name="P1" draw:layer="layout" svg:x1="16.125cm" svg:y1="8.655cm" svg:x2="16.125cm" svg:y2="10.319cm">
            <text:p/>
          </draw:line>
          <draw:line draw:style-name="gr7" draw:text-style-name="P1" draw:layer="layout" svg:x1="21.259cm" svg:y1="10.319cm" svg:x2="21.259cm" svg:y2="8.655cm">
            <text:p/>
          </draw:line>
          <draw:line draw:style-name="gr8" draw:text-style-name="P1" draw:layer="layout" svg:x1="16.125cm" svg:y1="10.319cm" svg:x2="21.259cm" svg:y2="10.319cm">
            <text:p/>
          </draw:line>
        </draw:g>
        <draw:custom-shape draw:style-name="gr6" draw:text-style-name="P1" draw:layer="layout" svg:width="0.855cm" svg:height="0.833cm" svg:x="17.836cm" svg:y="5.15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1" draw:layer="layout" svg:width="0.855cm" svg:height="0.832cm" svg:x="17.836cm" svg:y="3.494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9" draw:text-style-name="P1" draw:layer="layout" svg:width="0.855cm" svg:height="0.832cm" svg:x="17.836cm" svg:y="1.8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frame draw:style-name="gr10" draw:text-style-name="P2" draw:layer="layout" svg:width="7.452cm" svg:height="2.993cm" svg:x="12.5cm" svg:y="1.507cm">
          <draw:text-box>
            <text:p text:style-name="P2"><text:span text:style-name="T1">Token</text:span></text:p>
          </draw:text-box>
        </draw:frame>
        <draw:line draw:style-name="gr4" draw:text-style-name="P1" draw:layer="layout" svg:x1="20.403cm" svg:y1="1.831cm" svg:x2="20.403cm" svg:y2="6.824cm">
          <text:p/>
        </draw:line>
        <draw:custom-shape draw:style-name="gr11" draw:text-style-name="P1" draw:layer="layout" svg:width="1.707cm" svg:height="3.995cm" svg:x="18.353cm" svg:y="21.96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1" draw:layer="layout" svg:width="4.277cm" svg:height="4.161cm" svg:x="16.981cm" svg:y="21.96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1" draw:layer="layout" svg:width="3.421cm" svg:height="4.993cm" svg:x="31.529cm" svg:y="12.818cm">
          <text:p/>
        </draw:rect>
        <draw:frame draw:style-name="gr14" draw:text-style-name="P4" draw:layer="layout" svg:width="5.182cm" svg:height="3.329cm" svg:x="32cm" svg:y="10.5cm">
          <draw:text-box>
            <text:p text:style-name="P3"><text:span text:style-name="T1">N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23:30.14</meta:creation-date>
    <dc:date>2010-01-17T15:56:06.78</dc:date>
    <meta:editing-duration>PT06H32M34S</meta:editing-duration>
    <meta:editing-cycles>8</meta:editing-cycles>
    <meta:generator>OpenOffice.org/3.1$Win32 OpenOffice.org_project/310m19$Build-9420</meta:generator>
    <meta:document-statistic meta:object-count="22"/>
  </office:meta>
</office:document-meta>
</file>